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6014in" fo:margin-left="0.9792in" table:align="left"/>
    </style:style>
    <style:style style:name="Table1.A" style:family="table-column">
      <style:table-column-properties style:column-width="4.6014in"/>
    </style:style>
    <style:style style:name="Table1.A1" style:family="table-cell">
      <style:table-cell-properties style:vertical-align="middle" fo:padding="0.0729in" fo:border="0.05pt solid #000000"/>
    </style:style>
    <style:style style:name="Table2" style:family="table">
      <style:table-properties style:width="4.6014in" fo:margin-left="0.9792in" table:align="left"/>
    </style:style>
    <style:style style:name="Table2.A" style:family="table-column">
      <style:table-column-properties style:column-width="4.6014in"/>
    </style:style>
    <style:style style:name="Table2.A1" style:family="table-cell">
      <style:table-cell-properties style:vertical-align="middle" fo:padding="0.0729in" fo:border="0.05pt solid #000000"/>
    </style:style>
    <style:style style:name="Table3" style:family="table">
      <style:table-properties style:width="4.6014in" fo:margin-left="0.9792in" table:align="left"/>
    </style:style>
    <style:style style:name="Table3.A" style:family="table-column">
      <style:table-column-properties style:column-width="4.6014in"/>
    </style:style>
    <style:style style:name="Table3.A1" style:family="table-cell">
      <style:table-cell-properties style:vertical-align="middle" fo:padding="0.0729in" fo:border="0.05pt solid #000000"/>
    </style:style>
    <style:style style:name="Table4" style:family="table">
      <style:table-properties style:width="4.6014in" fo:margin-left="0.9792in" table:align="left"/>
    </style:style>
    <style:style style:name="Table4.A" style:family="table-column">
      <style:table-column-properties style:column-width="4.6014in"/>
    </style:style>
    <style:style style:name="Table4.A1" style:family="table-cell">
      <style:table-cell-properties style:vertical-align="middle" fo:padding="0.0729in" fo:border="0.05pt solid #000000"/>
    </style:style>
    <style:style style:name="Table5" style:family="table">
      <style:table-properties style:width="4.6014in" fo:margin-left="0.9792in" table:align="left"/>
    </style:style>
    <style:style style:name="Table5.A" style:family="table-column">
      <style:table-column-properties style:column-width="4.6014in"/>
    </style:style>
    <style:style style:name="Table5.A1" style:family="table-cell">
      <style:table-cell-properties style:vertical-align="middle" fo:padding="0.0729in" fo:border="0.05pt solid #000000"/>
    </style:style>
    <style:style style:name="Table6" style:family="table">
      <style:table-properties style:width="4.6014in" fo:margin-left="0.9792in" table:align="left"/>
    </style:style>
    <style:style style:name="Table6.A" style:family="table-column">
      <style:table-column-properties style:column-width="4.6014in"/>
    </style:style>
    <style:style style:name="Table6.A1" style:family="table-cell">
      <style:table-cell-properties style:vertical-align="middle" fo:padding="0.0729in" fo:border="0.05pt solid #000000"/>
    </style:style>
    <style:style style:name="Table7" style:family="table">
      <style:table-properties style:width="4.6014in" fo:margin-left="0.9792in" table:align="left"/>
    </style:style>
    <style:style style:name="Table7.A" style:family="table-column">
      <style:table-column-properties style:column-width="4.6014in"/>
    </style:style>
    <style:style style:name="Table7.A1" style:family="table-cell">
      <style:table-cell-properties style:vertical-align="middle" fo:padding="0.0729in" fo:border="0.05pt solid #000000"/>
    </style:style>
    <style:style style:name="Table8" style:family="table">
      <style:table-properties style:width="4.6014in" fo:margin-left="0.9792in" table:align="left"/>
    </style:style>
    <style:style style:name="Table8.A" style:family="table-column">
      <style:table-column-properties style:column-width="4.6014in"/>
    </style:style>
    <style:style style:name="Table8.A1" style:family="table-cell">
      <style:table-cell-properties style:vertical-align="middle" fo:padding="0.0729in" fo:border="0.05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1af33" officeooo:paragraph-rsid="0021af33" style:text-blinking="false" fo:background-color="transparent"/>
    </style:style>
    <style:style style:name="P5" style:family="paragraph" style:parent-style-name="Text_20_body">
      <style:paragraph-properties fo:margin-left="0.9791in" fo:margin-right="0in" fo:text-indent="0in" style:auto-text-indent="false"/>
    </style:style>
    <style:style style:name="P6" style:family="paragraph" style:parent-style-name="Text_20_body">
      <style:paragraph-properties fo:margin-left="0.9791in" fo:margin-right="0in" fo:text-indent="0in" style:auto-text-indent="false"/>
      <style:text-properties fo:font-weight="normal"/>
    </style:style>
    <style:style style:name="P7" style:family="paragraph" style:parent-style-name="Table_20_Contents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24d7c" officeooo:paragraph-rsid="00224d7c" style:text-blinking="false" fo:background-color="transparent"/>
    </style:style>
    <style:style style:name="T1" style:family="text">
      <style:text-properties officeooo:rsid="0021af33"/>
    </style:style>
    <style:style style:name="T2" style:family="text">
      <style:text-properties officeooo:rsid="00224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6bab6de-6847-e693-43f3-830938d68f84"/>Team Mocha Capstone UML Class Diagrams</text:p>
      <text:p text:style-name="P1"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Post</text:p>
            <text:p text:style-name="P3"/>
            <text:p text:style-name="P3">-int postId</text:p>
            <text:p text:style-name="P3">-String author</text:p>
            <text:p text:style-name="P3">-String content</text:p>
            <text:p text:style-name="P3">-List&lt;Comment&gt; comments</text:p>
            <text:p text:style-name="P3">-List&lt;Tag&gt; tags</text:p>
            <text:p text:style-name="P3">-Date date</text:p>
            <text:p text:style-name="P3"/>
            <text:p text:style-name="P3">+getPostId(): int</text:p>
            <text:p text:style-name="P3">+setPostId(int postId): void</text:p>
            <text:p text:style-name="P3">+getAuthor(): String</text:p>
            <text:p text:style-name="P3">+setAuthor(String author): void</text:p>
            <text:p text:style-name="P3">+getContent(): String</text:p>
            <text:p text:style-name="P3">+setContent(String content): void</text:p>
            <text:p text:style-name="P3">+getComments(): List&lt;Comment&gt;</text:p>
            <text:p text:style-name="P3">+setComments(List&lt;Comment&gt; comments): void</text:p>
            <text:p text:style-name="P3">+getTags(): List&lt;Tag&gt;</text:p>
            <text:p text:style-name="P3">+setTags(List&lt;Tag&gt; tags): void</text:p>
            <text:p text:style-name="P3">+getDate(): Date</text:p>
            <text:p text:style-name="P3">+setDate(Date date): void</text:p>
            <text:p text:style-name="Table_20_Contents"/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Comment</text:p>
            <text:p text:style-name="P3"/>
            <text:p text:style-name="P3">-<text:span text:style-name="T2">int commentId</text:span></text:p>
            <text:p text:style-name="P3">-String author</text:p>
            <text:p text:style-name="P3">-String content</text:p>
            <text:p text:style-name="P3">-Date date</text:p>
            <text:p text:style-name="P3"/>
            <text:p text:style-name="P8">+getCommentId(): int</text:p>
            <text:p text:style-name="P8">+setCommentId(int commentId): void</text:p>
            <text:p text:style-name="P3">+getAuthor(): String</text:p>
            <text:p text:style-name="P3">+setAuthor(String author): void</text:p>
            <text:p text:style-name="P3">+getContent(): String</text:p>
            <text:p text:style-name="P3"><text:soft-page-break/>+setContent(String content): void</text:p>
            <text:p text:style-name="P3">+getDate(): Date</text:p>
            <text:p text:style-name="P3">+setDate(Date date): void</text:p>
            <text:p text:style-name="Table_20_Contents"/>
          </table:table-cell>
        </table:table-row>
      </table:table>
      <text:p text:style-name="P6"><text:line-break/><text:line-break/><text:lin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Tag</text:p>
            <text:p text:style-name="P3"/>
            <text:p text:style-name="P3">-int tagId</text:p>
            <text:p text:style-name="P3">-String name</text:p>
            <text:p text:style-name="P3"/>
            <text:p text:style-name="P3">+getTagId(): int</text:p>
            <text:p text:style-name="P3">+setTagId(int tagId): void</text:p>
            <text:p text:style-name="P3">+getName(): String</text:p>
            <text:p text:style-name="P3">+setName(String name): void</text:p>
            <text:p text:style-name="Table_20_Contents"/>
          </table:table-cell>
        </table:table-row>
      </table:table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Product</text:p>
            <text:p text:style-name="P3"/>
            <text:p text:style-name="P3">-int productId</text:p>
            <text:p text:style-name="P3">-String name</text:p>
            <text:p text:style-name="P3">-double price</text:p>
            <text:p text:style-name="P3"/>
            <text:p text:style-name="P3">+getProductId(): int</text:p>
            <text:p text:style-name="P3">+setProductId(int productId): void</text:p>
            <text:p text:style-name="P3">+getName(): String</text:p>
            <text:p text:style-name="P3">+setName(String name): void</text:p>
            <text:p text:style-name="P3">+getPrice(): double</text:p>
            <text:p text:style-name="P3">+setPrice(double price): void</text:p>
            <text:p text:style-name="Table_20_Contents"/>
          </table:table-cell>
        </table:table-row>
      </table:table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Order</text:p>
            <text:p text:style-name="P3"/>
            <text:p text:style-name="P3">-int orderId</text:p>
            <text:p text:style-name="P3">-<text:span text:style-name="T1">String name</text:span></text:p>
            <text:p text:style-name="P3"><text:soft-page-break/>-List&lt;Product&gt; items</text:p>
            <text:p text:style-name="P3">-double total</text:p>
            <text:p text:style-name="P3">-Date date</text:p>
            <text:p text:style-name="P3"/>
            <text:p text:style-name="P3">+getOrderId(): int</text:p>
            <text:p text:style-name="P3">+setOrderId(int orderId): void</text:p>
            <text:p text:style-name="P4">+getName(): String</text:p>
            <text:p text:style-name="P4">+setName(String name): void</text:p>
            <text:p text:style-name="P3">+getItems(): List&lt;Product&gt;</text:p>
            <text:p text:style-name="P3">+setItems(List&lt;Product&gt; items): void</text:p>
            <text:p text:style-name="P3">+getTotal(): double</text:p>
            <text:p text:style-name="P3">+setTotal(double total): void</text:p>
            <text:p text:style-name="P3">+getPickupDate(): Date</text:p>
            <text:p text:style-name="P3">+setPickupDate(Date date): void</text:p>
            <text:p text:style-name="Table_20_Contents"/>
          </table:table-cell>
        </table:table-row>
      </table:table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3">User</text:p>
            <text:p text:style-name="P3"/>
            <text:p text:style-name="P3">-int userId</text:p>
            <text:p text:style-name="P3">-String username</text:p>
            <text:p text:style-name="P3">-String password</text:p>
            <text:p text:style-name="P3">-int accessType</text:p>
            <text:p text:style-name="P3"/>
            <text:p text:style-name="P3">+getUserId(): int</text:p>
            <text:p text:style-name="P3">+setUserId(int id): void</text:p>
            <text:p text:style-name="P3">+getUsername(): String</text:p>
            <text:p text:style-name="P3">+setUsername(String username): void</text:p>
            <text:p text:style-name="P3">+getPassword(): String</text:p>
            <text:p text:style-name="P3">+setPassword(String password): void</text:p>
            <text:p text:style-name="P3">+getAccessType(): int</text:p>
            <text:p text:style-name="P3">+setAccessType(int accessType): void</text:p>
          </table:table-cell>
        </table:table-row>
      </table:table>
      <text:p text:style-name="P5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Controller</text:p>
            <text:p text:style-name="P3"/>
            <text:p text:style-name="P3">+displayHomePage(): String</text:p>
            <text:p text:style-name="P3">+displayLoginPage(): String</text:p>
            <text:p text:style-name="P3">+displayAboutPage(): String</text:p>
            <text:p text:style-name="P3">+displayPostPage(): String</text:p>
            <text:p text:style-name="P3"><text:soft-page-break/>+displayShopPage(): String</text:p>
            <text:p text:style-name="Table_20_Contents"/>
          </table:table-cell>
        </table:table-row>
      </table:table>
      <text:p text:style-name="P5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DAO</text:p>
            <text:p text:style-name="P3"/>
            <text:p text:style-name="P3">+addPost(Post post): Post</text:p>
            <text:p text:style-name="P3">+removePost(int postId): void</text:p>
            <text:p text:style-name="P3">+updatePost(Post post): void</text:p>
            <text:p text:style-name="P3">+getPostById(int postId): Post</text:p>
            <text:p text:style-name="P3">+getPostsByTag(Tag tag): List&lt;Post&gt;</text:p>
            <text:p text:style-name="P3">+getAllPosts(): List&lt;Post&gt;</text:p>
            <text:p text:style-name="P3"/>
            <text:p text:style-name="P3">+addComment(Comment comment): Comment</text:p>
            <text:p text:style-name="P3">+removeComment(int commentId): void</text:p>
            <text:p text:style-name="P3">+updateComment(Comment comment): void</text:p>
            <text:p text:style-name="P3">+getCommentById(int commentId): Comment</text:p>
            <text:p text:style-name="P3">+getAllComments(): List&lt;Comment&gt;</text:p>
            <text:p text:style-name="P3"/>
            <text:p text:style-name="P3">+addTag(Tag tag): Tag</text:p>
            <text:p text:style-name="P3">+removeTag(int tagId): void</text:p>
            <text:p text:style-name="P3">+updateTag(Tag tag): void</text:p>
            <text:p text:style-name="P3">+getTagById(int tagId): Tag</text:p>
            <text:p text:style-name="P3">+getAllTags(): List&lt;Tag&gt;</text:p>
            <text:p text:style-name="P3"/>
            <text:p text:style-name="P3">+addProduct(Product product): Product</text:p>
            <text:p text:style-name="P3">+removeProduct(int productId): void</text:p>
            <text:p text:style-name="P3">+updateProduct(Product product): void</text:p>
            <text:p text:style-name="P3">+getProductById(int productId): Product</text:p>
            <text:p text:style-name="P3">+getAllProducts(): List&lt;Product&gt;</text:p>
            <text:p text:style-name="P3"/>
            <text:p text:style-name="P3">+addOrder(Order order): Order</text:p>
            <text:p text:style-name="P3">+removeOrder(int orderId): void</text:p>
            <text:p text:style-name="P3">+updateOrder(Order order): void</text:p>
            <text:p text:style-name="P3">+getOrderById(int orderId): Order</text:p>
            <text:p text:style-name="P3">+getAllOrders(): List&lt;Order&gt;</text:p>
            <text:p text:style-name="Table_20_Contents"/>
          </table:table-cell>
        </table:table-row>
      </table:table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32:24.307625951</meta:creation-date>
    <dc:date>2015-12-03T13:01:28.475804871</dc:date>
    <meta:editing-duration>PT55S</meta:editing-duration>
    <meta:editing-cycles>7</meta:editing-cycles>
    <meta:generator>LibreOffice/4.2.8.2$Linux_X86_64 LibreOffice_project/420m0$Build-2</meta:generator>
    <meta:document-statistic meta:table-count="8" meta:image-count="0" meta:object-count="0" meta:page-count="4" meta:paragraph-count="115" meta:word-count="265" meta:character-count="2569" meta:non-whitespace-character-count="2411"/>
  </office:meta>
</office:document-meta>
</file>